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pitch="fixed"/>
    <style:font-face style:name="Chandas" svg:font-family="Chanda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text-properties style:font-name="DejaVu Sans" officeooo:rsid="000d04a2" officeooo:paragraph-rsid="000d04a2"/>
    </style:style>
    <style:style style:name="P2" style:family="paragraph" style:parent-style-name="Standard">
      <style:paragraph-properties fo:text-align="center" style:justify-single-word="false"/>
      <style:text-properties style:font-name="Noto Mono" fo:font-size="14pt" officeooo:rsid="000d04a2" officeooo:paragraph-rsid="000d04a2" style:font-size-asian="14pt" style:font-size-complex="14pt"/>
    </style:style>
    <style:style style:name="P3" style:family="paragraph" style:parent-style-name="Standard">
      <style:paragraph-properties fo:text-align="justify" style:justify-single-word="false"/>
      <style:text-properties style:font-name="Noto Mono" fo:font-size="12pt" officeooo:rsid="000d04a2" officeooo:paragraph-rsid="000f5f55" style:font-size-asian="12pt" style:font-size-complex="12pt"/>
    </style:style>
    <style:style style:name="P4" style:family="paragraph" style:parent-style-name="Standard">
      <style:paragraph-properties fo:text-align="center" style:justify-single-word="false"/>
      <style:text-properties style:font-name="Liberation Sans" officeooo:rsid="000d04a2" officeooo:paragraph-rsid="000d04a2"/>
    </style:style>
    <style:style style:name="P5" style:family="paragraph" style:parent-style-name="Standard">
      <style:paragraph-properties fo:text-align="justify" style:justify-single-word="false"/>
      <style:text-properties style:font-name="Liberation Sans" fo:font-size="11pt" officeooo:rsid="000d04a2" officeooo:paragraph-rsid="000f5f55" style:font-size-asian="11pt" style:font-size-complex="11pt"/>
    </style:style>
    <style:style style:name="P6" style:family="paragraph" style:parent-style-name="Standard">
      <style:paragraph-properties fo:text-align="justify" style:justify-single-word="false"/>
      <style:text-properties style:font-name="Liberation Sans" fo:font-size="11pt" officeooo:rsid="000d04a2" officeooo:paragraph-rsid="000d04a2" style:font-size-asian="11pt" style:font-size-complex="11pt"/>
    </style:style>
    <style:style style:name="P7" style:family="paragraph" style:parent-style-name="Standard">
      <style:paragraph-properties fo:text-align="justify" style:justify-single-word="false"/>
      <style:text-properties style:font-name="Liberation Sans" fo:font-size="11pt" officeooo:rsid="000efe61" officeooo:paragraph-rsid="000efe61" style:font-size-asian="11pt" style:font-size-complex="11pt"/>
    </style:style>
    <style:style style:name="P8" style:family="paragraph" style:parent-style-name="Standard">
      <style:paragraph-properties fo:text-align="justify" style:justify-single-word="false"/>
      <style:text-properties style:font-name="Liberation Sans" fo:font-size="11pt" officeooo:rsid="000efe61" officeooo:paragraph-rsid="0016c920" style:font-size-asian="11pt" style:font-size-complex="11pt"/>
    </style:style>
    <style:style style:name="P9" style:family="paragraph" style:parent-style-name="Standard">
      <style:paragraph-properties fo:text-align="justify" style:justify-single-word="false"/>
      <style:text-properties style:font-name="Liberation Sans" fo:font-size="11pt" officeooo:rsid="000efe61" officeooo:paragraph-rsid="00246726" style:font-size-asian="11pt" style:font-size-complex="11pt"/>
    </style:style>
    <style:style style:name="T1" style:family="text">
      <style:text-properties fo:font-size="14pt" style:font-size-asian="14pt" style:font-size-complex="14pt"/>
    </style:style>
    <style:style style:name="T2" style:family="text">
      <style:text-properties officeooo:rsid="000e89de"/>
    </style:style>
    <style:style style:name="T3" style:family="text">
      <style:text-properties officeooo:rsid="000f5f55"/>
    </style:style>
    <style:style style:name="T4" style:family="text">
      <style:text-properties officeooo:rsid="0010c7c3"/>
    </style:style>
    <style:style style:name="T5" style:family="text">
      <style:text-properties officeooo:rsid="00121ec7"/>
    </style:style>
    <style:style style:name="T6" style:family="text">
      <style:text-properties officeooo:rsid="0016c14a"/>
    </style:style>
    <style:style style:name="T7" style:family="text">
      <style:text-properties style:font-name="Liberation Sans" fo:font-size="11pt" style:font-size-asian="11pt" style:font-size-complex="11pt"/>
    </style:style>
    <style:style style:name="T8" style:family="text">
      <style:text-properties style:font-name="Liberation Sans" fo:font-size="11pt" officeooo:rsid="000e89de" style:font-size-asian="11pt" style:font-size-complex="11pt"/>
    </style:style>
    <style:style style:name="T9" style:family="text">
      <style:text-properties style:font-name="Liberation Sans" fo:font-size="11pt" officeooo:rsid="002c314c" style:font-size-asian="11pt" style:font-size-complex="11pt"/>
    </style:style>
    <style:style style:name="T10" style:family="text">
      <style:text-properties officeooo:rsid="001a78bd"/>
    </style:style>
    <style:style style:name="T11" style:family="text">
      <style:text-properties officeooo:rsid="001dba4a"/>
    </style:style>
    <style:style style:name="T12" style:family="text">
      <style:text-properties officeooo:rsid="0025d03a"/>
    </style:style>
    <style:style style:name="T13" style:family="text">
      <style:text-properties officeooo:rsid="002da651"/>
    </style:style>
    <style:style style:name="T14" style:family="text">
      <style:text-properties officeooo:rsid="002f468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Interview report</text:span></text:p>
      <text:p text:style-name="P2"/>
      <text:p text:style-name="P3"><text:tab/><text:span text:style-name="T7">For this assignment, I had the pleasure to interview Mickaël Dalbin, a developer working for the company </text:span><text:span text:style-name="T9">named </text:span><text:span text:style-name="T7">NTT. Mickaël </text:span><text:span text:style-name="T8">took some time to find his way, but this time allowed him to improve himself and gain experience. </text:span></text:p>
      <text:p text:style-name="P5"/>
      <text:p text:style-name="P5"><text:span text:style-name="T2"><text:tab/>When he finished high school, he was a waiter for a few months and learned to work under pressure. Then, he began to study medicine and wanted to be a nurse. He was able to be an intern as a nurse in a hospital. This experience enabled him to become far more organized, which is something really important for his current work. </text:span></text:p>
      <text:p text:style-name="P6"/>
      <text:p text:style-name="P7"><text:tab/>Thereafter, he realized medicine wasn’t for him and entered in a <text:span text:style-name="T13">computer science</text:span> institute. During this period, he had the opportunity to make a <text:span text:style-name="T14">three months </text:span>internship, where he <text:span text:style-name="T3">applied his skills and made a really appreciated work</text:span>. <text:span text:style-name="T3">Indeed, he helped to improve the performances of the program he and his team were working on. Thanks to him, the software was 15% more effective and his company made more benefits. This internship was one of his greatest accomplishment. It is rare for a trainee to have a real impact on a company in such a short period of time, and Mickaël is quite right to be proud of himself.</text:span></text:p>
      <text:p text:style-name="P7"/>
      <text:p text:style-name="P7"><text:span text:style-name="T4"><text:tab/>Subsequently, he started to study computer science and network at the engineering school ENSEEIHT, in apprenticeship. He wasn’t certain to be accepted to this school but really wanted to. At this time, he knew he wanted to continue learning computer science. Actually, he’s very interested in mathematics and programming. Rapidly, he had to find an apprenticeship in a company and found a job in NTT, in which he is in charge of developing applications. This company sets up networks in firms which use video conference. </text:span></text:p>
      <text:p text:style-name="P7"/>
      <text:p text:style-name="P7"><text:span text:style-name="T5"><text:tab/>Mickaël has found total fulfillment in his company. At the beginning, his weakness slowed down his work. In fact, he was stubborn and maybe a little shy. When he was facing a difficulty while programming, he absolutely wanted to resolve it by himself. He thought that asking for help would bother his colleagues and he would consider it as a failure. But he understood that what matter is to learn something and that asking for help isn’t a shame, quite the contrary! Now, he isn’t afraid of failing and doesn’t hesitate to ask for help when needed. Additionally, he realized that everyone is the same and that his colleagues also struggle with their work sometimes.</text:span></text:p>
      <text:p text:style-name="P8"><text:span text:style-name="T6"><text:tab/></text:span></text:p>
      <text:p text:style-name="P8"><text:span text:style-name="T6"><text:tab/>Apart from that, Mickaël has integrated quickly in his company and his development team. He is described as someone serious, this however doesn’t prevent him from having fun with his colleagues. His co-workers really appreciate him and he feels like an employee, not like a simple apprentice. He has never been in conflict with his team-mates. When he doesn’t agree with one of his colleague, he speaks calmly and gives his opinion. Furthermore, he is grateful that his voice count as much as those of his colleagues. Everyone is tolerant and open to suggestions.</text:span></text:p>
      <text:p text:style-name="P8"/>
      <text:p text:style-name="P8"><text:tab/><text:span text:style-name="T10">As a result of his previous experiences, Mickaël has a remarkable capacity to adapt quickly. He is a fast learner and is able to learn new technologies by himself. He also has the ability to step back and anticipate, which is quite important in a developer job. Moreover, he knows how to organize himself. Each Monday morning, he determines what he’ll have to do during the week, and prioritize the most important tasks. As a result, he’s more efficient and isn’t under pressure.</text:span></text:p>
      <text:p text:style-name="P9"><text:tab/></text:p>
      <text:p text:style-name="P9"><text:span text:style-name="T11"><text:tab/>After graduating as an engineer, Mickaël would like to stay in his current company. He feels appreciated in his company and enjoy the work he’s doing. He doesn’t know yet what he’ll do after, but he would be interested in teaching about computer science and mathematics.</text:span></text:p>
      <text:p text:style-name="P9"/>
      <text:p text:style-name="P9"><text:tab/><text:span text:style-name="T12">To conclude, Mickaël is a skilled developer who has a great team spirit and enjoys learning new things. I think he’s a diligent worker and will succeed in transmitting his knowledge to IT students in the futu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pitch="fixed"/>
    <style:font-face style:name="Chandas" svg:font-family="Chanda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style:font-name="DejaVu Sans" officeooo:rsid="000d04a2" officeooo:paragraph-rsid="000d04a2"/>
    </style:style>
    <style:style style:name="MT1" style:family="text">
      <style:text-properties style:font-name="Liberation Sans" fo:font-size="11pt"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tab/><text:tab/><text:tab/><text:tab/><text:tab/><text:span text:style-name="MT1">Morgane CADEAU</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0T20:40:21.697852785</meta:creation-date>
    <dc:date>2019-10-20T23:13:33.631485549</dc:date>
    <meta:editing-duration>PT1H19M28S</meta:editing-duration>
    <meta:editing-cycles>31</meta:editing-cycles>
    <meta:generator>LibreOffice/6.0.7.3$Linux_X86_64 LibreOffice_project/00m0$Build-3</meta:generator>
    <meta:print-date>2019-10-20T23:18:50.315880381</meta:print-date>
    <meta:document-statistic meta:table-count="0" meta:image-count="0" meta:object-count="0" meta:page-count="1" meta:paragraph-count="13" meta:word-count="673" meta:character-count="3921" meta:non-whitespace-character-count="3239"/>
  </office:meta>
</office:document-meta>
</file>